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8000030E4000026DDFDF3D5E2.svm"/>
  <manifest:file-entry manifest:media-type="" manifest:full-path="Pictures/20000008000002470000022DBA42A63F.svm"/>
  <manifest:file-entry manifest:media-type="" manifest:full-path="Pictures/20000008000026DD00001FF1AF17BBE0.svm"/>
  <manifest:file-entry manifest:media-type="" manifest:full-path="Pictures/2000000800002F7100001D264B30E59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 svg:font-family="Arial, sans-serif"/>
    <style:font-face style:name="Tahoma1" svg:font-family="Tahoma"/>
    <style:font-face style:name="Times New Roman1"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P1" style:family="paragraph" style:parent-style-name="Contents_20_Heading" style:master-page-name="HTML"/>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Text_20_body">
      <style:text-properties fo:font-size="12pt" style:font-size-asian="12pt" style:font-size-complex="12pt"/>
    </style:style>
    <style:style style:name="P5" style:family="paragraph" style:parent-style-name="Heading_20_2">
      <style:text-properties fo:font-size="12pt" style:font-size-asian="12pt" style:font-size-complex="12pt"/>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justify" style:justify-single-word="false"/>
      <style:text-properties fo:font-size="12pt" style:font-size-asian="12pt" style:font-size-complex="12pt"/>
    </style:style>
    <style:style style:name="P8" style:family="paragraph" style:parent-style-name="Text_20_body">
      <style:paragraph-properties fo:margin-top="0cm" fo:margin-bottom="0cm" fo:text-align="justify" style:justify-single-word="false"/>
      <style:text-properties style:font-name="Arial" fo:font-size="12pt" fo:background-color="transparent" style:font-size-asian="12pt" style:font-size-complex="12pt"/>
    </style:style>
    <style:style style:name="P9" style:family="paragraph" style:parent-style-name="Text_20_body">
      <style:paragraph-properties fo:margin-top="0cm" fo:margin-bottom="0cm" fo:text-align="justify" style:justify-single-word="false"/>
      <style:text-properties fo:font-size="12pt" fo:background-color="transparent" style:font-size-asian="12pt" style:font-size-complex="12pt"/>
    </style:style>
    <style:style style:name="P10" style:family="paragraph" style:parent-style-name="Text_20_body">
      <style:paragraph-properties fo:margin-top="0cm" fo:margin-bottom="0cm"/>
      <style:text-properties fo:font-size="12pt" style:font-size-asian="12pt" style:font-size-complex="12pt"/>
    </style:style>
    <style:style style:name="P11" style:family="paragraph" style:parent-style-name="Text_20_body">
      <style:paragraph-properties fo:margin-top="0cm" fo:margin-bottom="0cm"/>
      <style:text-properties fo:font-size="12pt" fo:background-color="transparent" style:font-size-asian="12pt" style:font-size-complex="12pt"/>
    </style:style>
    <style:style style:name="P12" style:family="paragraph" style:parent-style-name="Text_20_body">
      <style:paragraph-properties fo:margin-top="0cm" fo:margin-bottom="0cm" fo:line-height="200%" fo:text-align="center" style:justify-single-word="false"/>
      <style:text-properties fo:font-size="12pt" fo:background-color="transparent" style:font-size-asian="12pt" style:font-size-complex="12pt"/>
    </style:style>
    <style:style style:name="P13" style:family="paragraph" style:parent-style-name="Text_20_body">
      <style:paragraph-properties fo:margin-left="1.251cm" fo:margin-right="0cm" fo:margin-top="0cm" fo:margin-bottom="0cm" fo:text-indent="0cm" style:auto-text-indent="false"/>
      <style:text-properties fo:font-size="12pt" fo:background-color="transparent" style:font-size-asian="12pt" style:font-size-complex="12pt"/>
    </style:style>
    <style:style style:name="P14" style:family="paragraph" style:parent-style-name="Text_20_body">
      <style:paragraph-properties fo:margin-top="0cm" fo:margin-bottom="0cm" fo:text-align="start" style:justify-single-word="false" fo:keep-together="auto" fo:orphans="0" fo:widows="0"/>
      <style:text-properties fo:color="#800000" fo:font-size="12pt" fo:font-style="italic" fo:font-weight="bold" fo:background-color="transparent" style:font-size-asian="12pt" style:font-size-complex="12pt"/>
    </style:style>
    <style:style style:name="P15" style:family="paragraph" style:parent-style-name="Text_20_body">
      <style:paragraph-properties fo:margin-top="0cm" fo:margin-bottom="0cm" fo:text-align="start" style:justify-single-word="false"/>
      <style:text-properties fo:font-size="12pt" style:font-size-asian="12pt" style:font-size-complex="12pt"/>
    </style:style>
    <style:style style:name="P16" style:family="paragraph" style:parent-style-name="Text_20_body">
      <style:paragraph-properties fo:margin-top="0cm" fo:margin-bottom="0cm"/>
      <style:text-properties fo:color="#800000" fo:font-size="12pt" fo:font-style="italic" fo:font-weight="bold" fo:background-color="transparent" style:font-size-asian="12pt" style:font-size-complex="12pt"/>
    </style:style>
    <style:style style:name="P17" style:family="paragraph" style:parent-style-name="Text_20_body" style:master-page-name="">
      <style:paragraph-properties fo:margin-top="0cm" fo:margin-bottom="0cm" fo:line-height="200%" fo:text-align="center" style:justify-single-word="false" fo:break-before="auto" fo:break-after="auto" fo:keep-with-next="auto"/>
      <style:text-properties fo:font-size="12pt" fo:background-color="transparent" style:font-size-asian="12pt" style:font-size-complex="12pt"/>
    </style:style>
    <style:style style:name="P18" style:family="paragraph" style:parent-style-name="Text_20_body">
      <style:paragraph-properties fo:margin-top="0cm" fo:margin-bottom="0cm" fo:text-align="start" style:justify-single-word="false"/>
      <style:text-properties fo:font-size="12pt" fo:background-color="transparent" style:font-size-asian="12pt" style:font-size-complex="12pt"/>
    </style:style>
    <style:style style:name="P19" style:family="paragraph" style:parent-style-name="Text_20_body" style:master-page-name="">
      <style:paragraph-properties fo:margin-top="0cm" fo:margin-bottom="0cm" fo:line-height="200%" fo:text-align="center" style:justify-single-word="false" fo:keep-together="always" fo:break-before="auto" fo:break-after="auto" fo:keep-with-next="auto"/>
      <style:text-properties fo:font-size="12pt" fo:background-color="transparent" style:font-size-asian="12pt" style:font-size-complex="12pt"/>
    </style:style>
    <style:style style:name="P20" style:family="paragraph" style:parent-style-name="Text_20_body">
      <style:paragraph-properties fo:margin-top="0cm" fo:margin-bottom="0cm"/>
      <style:text-properties style:font-name="Arial" fo:font-size="12pt" fo:background-color="transparent" style:font-size-asian="12pt" style:font-size-complex="12pt"/>
    </style:style>
    <style:style style:name="P21" style:family="paragraph" style:parent-style-name="Text_20_body">
      <style:paragraph-properties fo:margin-left="1.251cm" fo:margin-right="0cm" fo:margin-top="0cm" fo:margin-bottom="0cm" fo:keep-together="always" fo:text-indent="0cm" style:auto-text-indent="false" fo:padding="0.049cm" fo:border="0.035cm solid #000000"/>
      <style:text-properties style:font-name="Times" fo:font-size="12pt" fo:background-color="transparent" style:font-size-asian="12pt" style:font-size-complex="12pt"/>
    </style:style>
    <style:style style:name="P22" style:family="paragraph" style:parent-style-name="Text_20_body">
      <style:paragraph-properties fo:margin-left="1.251cm" fo:margin-right="0cm" fo:margin-top="0cm" fo:margin-bottom="0cm" fo:keep-together="always" fo:text-indent="0cm" style:auto-text-indent="false" fo:padding="0.049cm" fo:border="0.035cm solid #000000"/>
      <style:text-properties fo:font-size="12pt" style:font-size-asian="12pt" style:font-size-complex="12pt"/>
    </style:style>
    <style:style style:name="P23" style:family="paragraph" style:parent-style-name="Text_20_body">
      <style:text-properties style:font-name="Arial2" fo:font-size="12pt" fo:font-style="italic" fo:background-color="transparent" style:font-size-asian="12pt" style:font-style-asian="italic" style:font-size-complex="12pt" style:font-style-complex="italic"/>
    </style:style>
    <style:style style:name="T1" style:family="text">
      <style:text-properties style:font-name="Arial1" fo:font-size="12pt" style:font-size-asian="12pt" style:font-size-complex="12pt"/>
    </style:style>
    <style:style style:name="T2" style:family="text">
      <style:text-properties style:font-name="Arial1" fo:font-size="12pt" fo:background-color="transparent" style:font-size-asian="12pt" style:font-size-complex="12pt"/>
    </style:style>
    <style:style style:name="T3" style:family="text">
      <style:text-properties style:font-name="Arial" fo:font-size="12pt" fo:background-color="transparent" style:font-size-asian="12pt" style:font-size-complex="12pt"/>
    </style:style>
    <style:style style:name="T4" style:family="text">
      <style:text-properties style:font-name="Arial" fo:font-size="12pt" fo:font-weight="bold" fo:background-color="transparent" style:font-size-asian="12pt" style:font-size-complex="12pt"/>
    </style:style>
    <style:style style:name="T5" style:family="text">
      <style:text-properties fo:color="#000000" style:font-name="Arial1" fo:font-size="12pt" style:text-underline-style="none" fo:background-color="transparent" style:font-size-asian="12pt" style:font-size-complex="12pt"/>
    </style:style>
    <style:style style:name="T6" style:family="text">
      <style:text-properties fo:color="#000000" style:font-name="Arial" fo:font-size="12pt" fo:background-color="transparent" style:font-size-asian="12pt" style:font-size-complex="12pt"/>
    </style:style>
    <style:style style:name="T7" style:family="text">
      <style:text-properties style:font-name="Arial" fo:background-color="transparent"/>
    </style:style>
    <style:style style:name="T8" style:family="text">
      <style:text-properties fo:background-color="transparent"/>
    </style:style>
    <style:style style:name="T9" style:family="text">
      <style:text-properties style:font-name="Arial"/>
    </style:style>
    <style:style style:name="T10" style:family="text">
      <style:text-properties fo:font-weight="bold" fo:background-color="transparent"/>
    </style:style>
    <style:style style:name="T11" style:family="text">
      <style:text-properties style:text-underline-style="solid" style:text-underline-width="auto" style:text-underline-color="font-color" fo:font-weight="bold"/>
    </style:style>
    <style:style style:name="T12" style:family="text">
      <style:text-properties fo:font-style="italic" fo:font-weight="bold" fo:background-color="transparent"/>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Arial" fo:font-weight="bold"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text:list-style style:name="L1">
      <text:list-level-style-number text:level="1" style:num-suffix=" - " style:num-format="1" text:start-value="7"/>
      <text:list-level-style-number text:level="2" style:num-suffix=" - " style:num-format="1" text:display-levels="2"/>
      <text:list-level-style-number text:level="3" style:num-suffix=" - " style:num-format="1" text:start-value="7" text:display-levels="3"/>
      <text:list-level-style-number text:level="4" style:num-suffix=" - " style:num-format="1" text:start-value="7" text:display-levels="4"/>
      <text:list-level-style-number text:level="5" style:num-suffix=" - " style:num-format="1" text:start-value="7" text:display-levels="5"/>
      <text:list-level-style-number text:level="6" style:num-suffix=" - " style:num-format="1" text:start-value="7" text:display-levels="6"/>
      <text:list-level-style-number text:level="7" style:num-suffix=" - " style:num-format="1" text:start-value="7" text:display-levels="7"/>
      <text:list-level-style-number text:level="8" style:num-suffix=" - " style:num-format="1" text:start-value="7" text:display-levels="8"/>
      <text:list-level-style-number text:level="9" style:num-suffix=" - " style:num-format="1" text:start-value="7" text:display-levels="9"/>
      <text:list-level-style-number text:level="10" style:num-suffix=" - " style:num-format="1" text:start-value="7" text:display-levels="10"/>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table-of-content text:style-name="Sect2" text:protected="true" text:name="Table des matière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5f_5f_5f_5f_5f_5f_5f_5f_5f_5f_5f_5f_5f_5f_5f_20_5f_5f_5f_5f_5f_5f_5f_5f_5f_5f_5f_5f_5f_5f_5f_3">
              <text:index-entry-link-start/>
              <text:index-entry-chapter/>
              <text:index-entry-text/>
              <text:index-entry-link-end/>
            </text:table-of-content-entry-template>
            <text:table-of-content-entry-template text:outline-level="4" text:style-name="Contents_5f_5f_5f_5f_5f_5f_5f_5f_5f_5f_5f_5f_5f_5f_5f_20_5f_5f_5f_5f_5f_5f_5f_5f_5f_5f_5f_5f_5f_5f_5f_4">
              <text:index-entry-link-start/>
              <text:index-entry-chapter/>
              <text:index-entry-text/>
              <text:index-entry-link-end/>
            </text:table-of-content-entry-template>
            <text:table-of-content-entry-template text:outline-level="5" text:style-name="Contents_5f_5f_5f_5f_5f_5f_5f_5f_5f_5f_5f_5f_5f_5f_5f_20_5f_5f_5f_5f_5f_5f_5f_5f_5f_5f_5f_5f_5f_5f_5f_5">
              <text:index-entry-link-start/>
              <text:index-entry-chapter/>
              <text:index-entry-text/>
              <text:index-entry-link-end/>
            </text:table-of-content-entry-template>
            <text:table-of-content-entry-template text:outline-level="6" text:style-name="Contents_5f_5f_5f_5f_5f_5f_5f_5f_5f_5f_5f_5f_5f_5f_5f_20_5f_5f_5f_5f_5f_5f_5f_5f_5f_5f_5f_5f_5f_5f_5f_6">
              <text:index-entry-link-start/>
              <text:index-entry-chapter/>
              <text:index-entry-text/>
              <text:index-entry-link-end/>
            </text:table-of-content-entry-template>
            <text:table-of-content-entry-template text:outline-level="7" text:style-name="Contents_5f_5f_5f_5f_5f_5f_5f_5f_5f_5f_5f_5f_5f_5f_5f_20_5f_5f_5f_5f_5f_5f_5f_5f_5f_5f_5f_5f_5f_5f_5f_7">
              <text:index-entry-link-start/>
              <text:index-entry-chapter/>
              <text:index-entry-text/>
              <text:index-entry-link-end/>
            </text:table-of-content-entry-template>
            <text:table-of-content-entry-template text:outline-level="8" text:style-name="Contents_5f_5f_5f_5f_5f_5f_5f_5f_5f_5f_5f_5f_5f_5f_5f_20_5f_5f_5f_5f_5f_5f_5f_5f_5f_5f_5f_5f_5f_5f_5f_8">
              <text:index-entry-link-start/>
              <text:index-entry-chapter/>
              <text:index-entry-text/>
              <text:index-entry-link-end/>
            </text:table-of-content-entry-template>
            <text:table-of-content-entry-template text:outline-level="9" text:style-name="Contents_5f_5f_5f_5f_5f_5f_5f_5f_5f_5f_5f_5f_5f_5f_5f_20_5f_5f_5f_5f_5f_5f_5f_5f_5f_5f_5f_5f_5f_5f_5f_9">
              <text:index-entry-link-start/>
              <text:index-entry-chapter/>
              <text:index-entry-text/>
              <text:index-entry-link-end/>
            </text:table-of-content-entry-template>
            <text:table-of-content-entry-template text:outline-level="10" text:style-name="Contents_5f_5f_5f_5f_5f_5f_5f_5f_5f_5f_5f_5f_5f_5f_5f_20_5f_5f_5f_5f_5f_5f_5f_5f_5f_5f_5f_5f_5f_5f_5f_10">
              <text:index-entry-link-start/>
              <text:index-entry-chapter/>
              <text:index-entry-text/>
              <text:index-entry-link-end/>
            </text:table-of-content-entry-template>
          </text:table-of-content-source>
          <text:index-body>
            <text:index-title text:style-name="Sect2" text:name="Table des matières1_Head">
              <text:p text:style-name="P1">Inhalt:</text:p>
            </text:index-title>
            <text:p text:style-name="P2"><text:a xlink:type="simple" xlink:href="#1.Elektrische Design Regel Überprüfung (E.R.C.)|outline">7 - Elektrische Design Regel Überprüfung (E.R.C.)</text:a></text:p>
            <text:p text:style-name="P3"><text:a xlink:type="simple" xlink:href="#1.1.Überblick|outline">7.1 - Überblick</text:a></text:p>
            <text:p text:style-name="P3"><text:a xlink:type="simple" xlink:href="#1.2.Benutzung.|outline">7.2 - Benutzung.</text:a></text:p>
            <text:p text:style-name="P3"><text:a xlink:type="simple" xlink:href="#1.3.Konfiguration|outline">7.3 - Konfiguration</text:a></text:p>
            <text:p text:style-name="P3"><text:a xlink:type="simple" xlink:href="#1.4.ERC-Reportfile.|outline">7.4 - ERC-Reportfile.</text:a></text:p>
          </text:index-body>
        </text:table-of-content>
        <text:p text:style-name="P4"/>
      </text:section>
      <text:h text:style-name="Heading_20_1" text:outline-level="1"><text:a xlink:type="simple" xlink:href="../../../../../kicad/help/docs_src/eeschema/chap7-erc.html#1.Le%20contr%F4le%20E.R.C.%7Coutline"><text:span text:style-name="T1">Elektrische Design Regel Überprüfung (E</text:span></text:a><text:a xlink:type="simple" xlink:href="../../../../../kicad/help/docs_src/eeschema/chap7-erc.html#1.Le%20contr%F4le%20E.R.C.%7Coutline"><text:span text:style-name="T2">.R.C.)</text:span></text:a></text:h>
      <text:h text:style-name="P5" text:outline-level="2">Überblick</text:h>
      <text:p text:style-name="P6"><text:span text:style-name="T3">Die <text:s/>Funktion ERC “</text:span><text:span text:style-name="T4">Electrical Rules Check</text:span><text:span text:style-name="T3">” <text:s/></text:span><text:a xlink:type="simple" xlink:href="../../../../../kicad/help/docs_src/eeschema/chap7-erc.html#1.Le%20contr%F4le%20E.R.C.%7Coutline"><text:span text:style-name="T5">(E.R.C.) -</text:span></text:a><text:span text:style-name="T3"> zu deutsch</text:span><text:span text:style-name="T6"> « </text:span><text:a xlink:type="simple" xlink:href="../../../../../kicad/help/docs_src/eeschema/chap7-erc.html#1.Le%20contr%F4le%20E.R.C.%7Coutline"><text:span text:style-name="T5">Elektrische Design Regel Überprüfung », führt eine automatische Überprüfung des Entwurfs durch</text:span></text:a><text:span text:style-name="T3">.</text:span></text:p>
      <text:p text:style-name="P7"><text:span text:style-name="T7">Dieser Test markiert alle fehlerhaften Punkte in einem Schaltplan, wie unverbundene Pins, unverbundene hierarchische Symbole, kurzgeschlossene Ausgänge…</text:span>usw...</text:p>
      <text:p text:style-name="P8"/>
      <text:p text:style-name="P8">Natürlich ist eine automatische Überprüfung nicht unfehlbar und die Software, die das möglich machen würde, ist noch nicht geschrieben worden, aber solch eine Kontrolle ist sehr nützlich, denn sie erlaubt viele Dinge zu entdecken, die man übersehen hätte und findet man auch kleinere Fehler.</text:p>
      <text:p text:style-name="P8"/>
      <text:p text:style-name="P8">Konkret müssen alle erkannten Fehler behoben werden, bevor normal weitergearbeitet werden kann. Die Qualität der Überprüfung ist direkt davon abhängig wie hoch die Qualität der Deklaration der Pins beim Erstellen der Bibliothek war.</text:p>
      <text:p text:style-name="P8">ERC-Fehler werden entweder als « Fehler » oder als « Warnungen » gemeldet.</text:p>
      <text:h text:style-name="P5" text:outline-level="2">Benutzung.</text:h>
      <text:p text:style-name="P7"><text:span text:style-name="T8">Die E.R.C.-Überprüfung wird mit Anclicken des Icons </text:span><text:span text:style-name="T8"><draw:frame draw:style-name="fr1" draw:name="Graphic22" text:anchor-type="as-char" svg:width="0.584cm" svg:height="0.556cm" draw:z-index="2"><draw:image xlink:href="Pictures/20000008000002470000022DBA42A63F.svm" xlink:type="simple" xlink:show="embed" xlink:actuate="onLoad"/></draw:frame></text:span><text:span text:style-name="T8"> gestartet. </text:span><text:span text:style-name="T7">Markierungen werden an der Stelle plaziert an der ein Fehler aufgetreten ist (an Pins, oder an Labels).</text:span></text:p>
      <text:p text:style-name="P8"/>
      <text:p text:style-name="P7"><text:span text:style-name="T8">Man clickt dann auf die </text:span><text:span text:style-name="T7">Markierungen, um die Resultate der ERC-Diagnose zu sehen</text:span><text:span text:style-name="T8">.</text:span></text:p>
      <text:p text:style-name="P9">Man kann die <text:span text:style-name="T9">Markierungen auch von diesem Menü aus löschen</text:span>.</text:p>
      <text:p text:style-name="P10"/>
      <text:p text:style-name="P11">Beispiel einer ERC-Überprüfung:</text:p>
      <text:p text:style-name="P12"><draw:frame draw:style-name="fr1" draw:name="Graphic1" text:anchor-type="as-char" svg:width="12.143cm" svg:height="7.459cm" draw:z-index="0"><draw:image xlink:href="Pictures/2000000800002F7100001D264B30E596.svm" xlink:type="simple" xlink:show="embed" xlink:actuate="onLoad"/></draw:frame></text:p>
      <text:p text:style-name="P11">Man sieht hier auf einem Blick gleich vier Fehler:</text:p>
      <text:p text:style-name="P13">- zwei Ausgänge sind direkt miteinander verbunden (Kurzschluß).</text:p>
      <text:p text:style-name="P13">- zwei Eingänge sind noch unverbunden.</text:p>
      <text:p text:style-name="P13">- Der Stromversorungsanschluß ist nicht verbunden (das Powerflag fehlte).</text:p>
      <text:p text:style-name="P10"/>
      <text:p text:style-name="P14">Bemerkung 1:</text:p>
      <text:p text:style-name="P11">Man clicke auf den Marker, um die Resultate der <text:span text:style-name="T9">ERC-Diagnose zu sehen</text:span>.</text:p>
      <text:p text:style-name="P15"/>
      <text:p text:style-name="P16">Bemerkung 2:</text:p>
      <text:p text:style-name="P9">Es ist üblich eine Fehlermeldung als Warnung bei den Stromversorungsanschlüssen zu erhalten, obwohl alles ganz normal aussieht (siehe das Beispiel darüber).</text:p>
      <text:p text:style-name="P9">Das kommt aber daher, weil in den meisten Design, die <text:s/>Stromversorungsanschlüsse durch normale Verbindungen versorgt werden, welche keine ausdrücklichen </text:p>
      <text:p text:style-name="P9">Stromversorungsquellen sind, wie die Ausgänge eines Stromreglers dessen Pins ausdrücklich Stromversorgungsausgänge darstellen.</text:p>
      <text:p text:style-name="P11"/>
      <text:p text:style-name="P7"><text:span text:style-name="T8">Die E.R.C.-Überprüfung erkennt nicht jeden Stromversorungsausgang als solchen, sondern man muß ausdrücklich ein “</text:span><text:span text:style-name="T10">PWR_FLAG</text:span><text:span text:style-name="T8">” setzen, damit dieser Ausgang und dessen Verbindungen auch wirklich als Stromversorgungspotential erkannt wird.</text:span></text:p>
      <text:p text:style-name="P17"><draw:frame draw:style-name="fr1" draw:name="Graphic2" text:anchor-type="as-char" svg:width="12.517cm" svg:height="9.947cm" draw:z-index="1"><draw:image xlink:href="Pictures/20000008000030E4000026DDFDF3D5E2.svm" xlink:type="simple" xlink:show="embed" xlink:actuate="onLoad"/></draw:frame></text:p>
      <text:p text:style-name="P18">Die Fehlermarkierung verschwindet nach dem Setzes des PWR-Flags.</text:p>
      <text:p text:style-name="P15"/>
      <text:h text:style-name="P5" text:outline-level="2">Konfiguration</text:h>
      <text:p text:style-name="P8"><text:span text:style-name="T11">Das Optionspanel</text:span> erlaubt die Konfiguration der Bewertungsregeln von fehlerhaften Verbindungen, also eine Regel, die bestimmt ob ein Fehler oder eine Warnung generiert wird :</text:p>
      <text:p text:style-name="P7"/>
      <text:p text:style-name="P19"><draw:frame draw:style-name="fr1" draw:name="Graphic61" text:anchor-type="as-char" svg:width="9.947cm" svg:height="8.176cm" draw:z-index="3"><draw:image xlink:href="Pictures/20000008000026DD00001FF1AF17BBE0.svm" xlink:type="simple" xlink:show="embed" xlink:actuate="onLoad"/></draw:frame></text:p>
      <text:p text:style-name="P20">Die Bewertungsregeln können durch mehrfaches Anclicken der rechteckigen Buttons geändert werden, deren Aussehen sich zyklisch von (grün=Normal) über (gelbes W = Warnung) nach (rotes E = Fehler) ändert.</text:p>
      <text:h text:style-name="P5" text:outline-level="2">ERC-Reportfile.</text:h>
      <text:p text:style-name="P7"><text:span text:style-name="T8">Ein ERC-Reportfile kann mit der Option « </text:span><text:span text:style-name="T12">Write ERC report » </text:span><text:span text:style-name="T13">erzeugt <text:s/>werden</text:span><text:span text:style-name="T14">. </text:span><text:span text:style-name="T7">Die Dateierweiterung für ERC-Reports ist </text:span><text:span text:style-name="T15">.erc</text:span><text:span text:style-name="T7">.</text:span></text:p>
      <text:p text:style-name="P20"/>
      <text:p text:style-name="P20">Hier ist ein Bespiel:</text:p>
      <text:p text:style-name="P10"/>
      <text:p text:style-name="P21">ERC control (4/1/1997-14:16:4)</text:p>
      <text:p text:style-name="P22"/>
      <text:p text:style-name="P21">***** Sheet 1 (INTERFACE UNIVERSAL)</text:p>
      <text:p text:style-name="P21">ERC: Warning Pin input Unconnected @ 8.450, 2.350</text:p>
      <text:p text:style-name="P21">ERC: Warning passive Pin Unconnected @ 8.450, 1.950</text:p>
      <text:p text:style-name="P21">ERC: Warning: BiDir Pin connected to power Pin (Net 6) @ 10.100, 3.300</text:p>
      <text:p text:style-name="P21">ERC: Warning: Power Pin connected to BiDir Pin (Net 6) @ 4.950, 1.400</text:p>
      <text:p text:style-name="P22"/>
      <text:p text:style-name="P21">&gt;&gt; Errors ERC: 4</text:p>
      <text:p text:style-name="P4"/>
      <text:p text:style-name="P23">Deutsche Übersetzung (uwe.knietzsch@tarnsat.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 svg:font-family="Arial, sans-serif"/>
    <style:font-face style:name="Tahoma1" svg:font-family="Tahoma"/>
    <style:font-face style:name="Times New Roman1"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21cm" fo:orphans="2" fo:widows="2"/>
      <style:text-properties fo:color="#000000" style:font-name="Arial" fo:font-size="10pt" fo:language="fr" fo:country="FR" style:font-name-asian="Times New Roman1" style:font-size-asian="12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42cm" fo:margin-bottom="0.499cm" fo:text-align="justify" style:justify-single-word="false" fo:keep-together="always" fo:orphans="2" fo:widows="2"/>
      <style:text-properties fo:color="#ff0000" style:font-name="Arial" fo:font-size="12pt" fo:language="fr" fo:country="FR" fo:font-weight="bold" style:font-name-asian="Times New Roman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21cm" fo:margin-bottom="0.21cm" fo:text-align="justify" style:justify-single-word="false" fo:keep-together="always" fo:orphans="2" fo:widows="2" fo:text-indent="0cm" style:auto-text-indent="false"/>
      <style:text-properties fo:color="#008000" style:font-name="Arial" fo:font-size="12pt" fo:language="fr" fo:country="FR" fo:font-weight="bold" style:font-name-asian="Times New Roman1"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text-properties fo:color="#00008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7"/>
      <text:outline-level-style text:level="2" style:num-suffix=" - " style:num-format="1" text:display-levels="2"/>
      <text:outline-level-style text:level="3" style:num-suffix=" - " style:num-format="1" text:start-value="7" text:display-levels="3"/>
      <text:outline-level-style text:level="4" style:num-suffix=" - " style:num-format="1" text:start-value="7" text:display-levels="4"/>
      <text:outline-level-style text:level="5" style:num-suffix=" - " style:num-format="1" text:start-value="7" text:display-levels="5"/>
      <text:outline-level-style text:level="6" style:num-suffix=" - " style:num-format="1" text:start-value="7" text:display-levels="6"/>
      <text:outline-level-style text:level="7" style:num-suffix=" - " style:num-format="1" text:start-value="7" text:display-levels="7"/>
      <text:outline-level-style text:level="8" style:num-suffix=" - " style:num-format="1" text:start-value="7" text:display-levels="8"/>
      <text:outline-level-style text:level="9" style:num-suffix=" - " style:num-format="1" text:start-value="7" text:display-levels="9"/>
      <text:outline-level-style text:level="10" style:num-suffix=" - " style:num-format="1" text:start-value="7"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Arial2"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Header"/>
      </style:header>
    </style:master-page>
    <style:master-page style:name="HTML" style:page-layout-name="pm2">
      <style:header>
        <text:p text:style-name="P1">Eeschema</text:p>
      </style:header>
    </style:master-page>
    <style:master-page style:name="Endnote"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LTIRF</meta:initial-creator>
    <meta:creation-date>1997-01-04T14:22:00</meta:creation-date>
    <dc:creator>a b</dc:creator>
    <dc:date>2007-05-25T00:40:19</dc:date>
    <dc:language>fr-FR</dc:language>
    <meta:editing-cycles>40</meta:editing-cycles>
    <meta:editing-duration>PT1H13M22S</meta:editing-duration>
    <meta:user-defined meta:name="Info 1"/>
    <meta:user-defined meta:name="Info 2"/>
    <meta:user-defined meta:name="Info 3"/>
    <meta:user-defined meta:name="Info 4"/>
    <meta:document-statistic meta:table-count="0" meta:image-count="4" meta:object-count="0" meta:page-count="3" meta:paragraph-count="48" meta:word-count="470" meta:character-count="3422"/>
  </office:meta>
</office:document-meta>
</file>